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cm" fo:min-width="0.894cm"/>
    </style:style>
    <style:style style:name="gr2" style:family="graphic" style:parent-style-name="standard">
      <style:graphic-properties draw:textarea-horizontal-align="justify" draw:textarea-vertical-align="middle" draw:auto-grow-height="false" fo:min-height="0.901cm" fo:min-width="0.895cm"/>
    </style:style>
    <style:style style:name="gr3" style:family="graphic" style:parent-style-name="standard">
      <style:graphic-properties draw:textarea-horizontal-align="justify" draw:textarea-vertical-align="middle" draw:auto-grow-height="false" fo:min-height="0.9cm" fo:min-width="0.895cm"/>
    </style:style>
    <style:style style:name="gr4" style:family="graphic" style:parent-style-name="standard">
      <style:graphic-properties draw:textarea-horizontal-align="justify" draw:textarea-vertical-align="middle" draw:auto-grow-height="false" fo:min-height="0.901cm" fo:min-width="0.8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7.923cm"/>
    </style:style>
    <style:style style:name="gr6" style:family="graphic" style:parent-style-name="standard">
      <style:graphic-properties draw:textarea-horizontal-align="justify" draw:textarea-vertical-align="middle" draw:auto-grow-height="false" fo:min-height="0.901cm" fo:min-width="0.8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13.3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15.7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13.298cm"/>
    </style:style>
    <style:style style:name="gr10" style:family="graphic" style:parent-style-name="standard">
      <style:graphic-properties draw:textarea-horizontal-align="justify" draw:textarea-vertical-align="middle" draw:auto-grow-height="false" fo:min-height="0.902cm" fo:min-width="0.8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4.395cm"/>
    </style:style>
    <style:style style:name="co1" style:family="table-column">
      <style:table-column-properties style:column-width="1.524cm" style:use-optimal-column-width="false"/>
    </style:style>
    <style:style style:name="co2" style:family="table-column">
      <style:table-column-properties style:column-width="7.125cm" style:use-optimal-column-width="false"/>
    </style:style>
    <style:style style:name="ro1" style:family="table-row">
      <style:table-row-properties style:row-height="0.958cm"/>
    </style:style>
    <style:style style:name="ro2" style:family="table-row">
      <style:table-row-properties style:row-height="1.362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 fo:font-style="italic" fo:font-weight="bold" style:font-style-asian="italic" style:font-weight-asian="bold" style:font-style-complex="italic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777cm" svg:height="1.532cm" svg:x="4.512cm" svg:y="8.317cm">
              <text:p text:style-name="P1">RM</text:p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2" draw:text-style-name="P1" draw:layer="layout" svg:width="1.778cm" svg:height="1.533cm" svg:x="3.181cm" svg:y="7.174cm">
              <text:p text:style-name="P1">NN</text:p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7cm" svg:height="1.532cm" svg:x="2.763cm" svg:y="8.698cm">
              <text:p text:style-name="P1">NNs</text:p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</draw:g>
        <draw:g>
          <draw:g>
            <draw:custom-shape draw:style-name="gr2" draw:text-style-name="P1" draw:layer="layout" svg:width="1.778cm" svg:height="1.533cm" svg:x="9.782cm" svg:y="8.303cm">
              <text:p text:style-name="P1">C</text:p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3" draw:text-style-name="P1" draw:layer="layout" svg:width="1.778cm" svg:height="1.532cm" svg:x="8.454cm" svg:y="7.16cm">
              <text:p text:style-name="P1">NM</text:p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3" draw:text-style-name="P1" draw:layer="layout" svg:width="1.778cm" svg:height="1.532cm" svg:x="8.034cm" svg:y="8.685cm">
              <text:p text:style-name="P1">AM</text:p>
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</draw:g>
        <draw:g>
          <draw:g>
            <draw:custom-shape draw:style-name="gr2" draw:text-style-name="P1" draw:layer="layout" svg:width="1.778cm" svg:height="1.533cm" svg:x="3.756cm" svg:y="18.084cm">
              <text:p text:style-name="P1">DN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  <draw:g>
            <draw:custom-shape draw:style-name="gr4" draw:text-style-name="P1" draw:layer="layout" svg:width="1.776cm" svg:height="1.533cm" svg:x="2.428cm" svg:y="16.941cm">
              <text:p text:style-name="P1">NN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custom-shape draw:style-name="gr1" draw:text-style-name="P1" draw:layer="layout" svg:width="1.777cm" svg:height="1.532cm" svg:x="2.008cm" svg:y="18.466cm">
              <text:p text:style-name="P1">RM</text:p>
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</draw:g>
        </draw:g>
        <draw:frame draw:style-name="gr5" draw:text-style-name="P2" draw:layer="layout" svg:width="8.423cm" svg:height="8.783cm" svg:x="19.788cm" svg:y="1.581cm">
          <draw:text-box>
            <text:p><text:span text:style-name="T1">Legend</text:span></text:p>
            <text:p/>
            <text:p><text:span text:style-name="T2">NN</text:span>: Namenode</text:p>
            <text:p><text:span text:style-name="T2">NNs</text:span>: Secondary Namenode</text:p>
            <text:p><text:span text:style-name="T2">RM</text:span>: Resource Manager</text:p>
            <text:p><text:span text:style-name="T2">AM</text:span>: Application Manager</text:p>
            <text:p><text:span text:style-name="T2">NM</text:span>: Node Manager</text:p>
            <text:p><text:span text:style-name="T2">C</text:span>: Container</text:p>
            <text:p/>
            <text:p><text:span text:style-name="T2">Sc</text:span>: Small-size Cluster</text:p>
            <text:p><text:span text:style-name="T2">Mc</text:span>: Medium-size Cluster</text:p>
            <text:p><text:span text:style-name="T2">N</text:span>: Node</text:p>
          </draw:text-box>
        </draw:frame>
        <draw:g>
          <draw:g>
            <draw:g>
              <draw:custom-shape draw:style-name="gr3" draw:text-style-name="P1" draw:layer="layout" svg:width="1.778cm" svg:height="1.532cm" svg:x="9.295cm" svg:y="18.034cm">
                <text:p text:style-name="P1">C</text:p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6" draw:text-style-name="P1" draw:layer="layout" svg:width="1.777cm" svg:height="1.533cm" svg:x="7.967cm" svg:y="16.89cm">
                <text:p text:style-name="P1">NM</text:p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6" draw:text-style-name="P1" draw:layer="layout" svg:width="1.777cm" svg:height="1.533cm" svg:x="7.548cm" svg:y="18.415cm">
                <text:p text:style-name="P1">AM</text:p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</draw:g>
          <draw:frame draw:style-name="gr7" draw:text-style-name="P3" draw:layer="layout" svg:width="16.045cm" svg:height="1.199cm" svg:x="1.762cm" svg:y="15.83cm">
            <draw:text-box>
              <text:p><text:span text:style-name="T3">HA + HDFS Config (</text:span><text:span text:style-name="T4">/etc/hadoop/</text:span><text:span text:style-name="T3">workers, </text:span><text:span text:style-name="T4">$HADOOP_CONF_DIR/</text:span><text:span text:style-name="T3">slaves)</text:span></text:p>
            </draw:text-box>
          </draw:frame>
        </draw:g>
        <draw:g>
          <draw:g>
            <draw:g>
              <draw:custom-shape draw:style-name="gr6" draw:text-style-name="P1" draw:layer="layout" svg:width="1.777cm" svg:height="1.533cm" svg:x="4.274cm" svg:y="13.022cm">
                <text:p text:style-name="P1">DN</text:p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6" draw:text-style-name="P1" draw:layer="layout" svg:width="1.777cm" svg:height="1.533cm" svg:x="2.946cm" svg:y="11.879cm">
                <text:p text:style-name="P1">NN</text:p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778cm" svg:height="1.532cm" svg:x="2.525cm" svg:y="13.404cm">
                <text:p text:style-name="P1">RM</text:p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</draw:g>
          <draw:g>
            <draw:g>
              <draw:custom-shape draw:style-name="gr2" draw:text-style-name="P1" draw:layer="layout" svg:width="1.778cm" svg:height="1.533cm" svg:x="8.556cm" svg:y="11.867cm">
                <text:p text:style-name="P1">NNs</text:p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</draw:g>
          <draw:frame draw:style-name="gr8" draw:text-style-name="P3" draw:layer="layout" svg:width="18.795cm" svg:height="1.199cm" svg:x="1.763cm" svg:y="10.886cm">
            <draw:text-box>
              <text:p><text:span text:style-name="T3">HA + NO-HDFS-Config (missing </text:span><text:span text:style-name="T4">/etc/hadoop/</text:span><text:span text:style-name="T3">workers, </text:span><text:span text:style-name="T4">$HADOOP_CONF_DIR/</text:span><text:span text:style-name="T3">slaves)</text:span></text:p>
            </draw:text-box>
          </draw:frame>
        </draw:g>
        <draw:frame draw:style-name="gr9" draw:text-style-name="P3" draw:layer="layout" svg:width="15.967cm" svg:height="1.199cm" svg:x="1.763cm" svg:y="6.228cm">
          <draw:text-box>
            <text:p><text:span text:style-name="T3">&gt; 1-Nodes Cluster (</text:span><text:span text:style-name="T4">/etc/hadoop/</text:span><text:span text:style-name="T3">workers, </text:span><text:span text:style-name="T4">$HADOOP_CONF_DIR/</text:span><text:span text:style-name="T3">slaves)</text:span></text:p>
          </draw:text-box>
        </draw:frame>
        <draw:g>
          <draw:g>
            <draw:g>
              <draw:custom-shape draw:style-name="gr3" draw:text-style-name="P1" draw:layer="layout" svg:width="1.778cm" svg:height="1.532cm" svg:x="4.475cm" svg:y="3.115cm">
                <text:p text:style-name="P1">RM</text:p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3" draw:text-style-name="P1" draw:layer="layout" svg:width="1.778cm" svg:height="1.532cm" svg:x="4.056cm" svg:y="4.639cm">
                <text:p text:style-name="P1">NM</text:p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2" draw:text-style-name="P1" draw:layer="layout" svg:width="1.778cm" svg:height="1.533cm" svg:x="3.147cm" svg:y="1.971cm">
                <text:p text:style-name="P1">NN</text:p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10" draw:text-style-name="P1" draw:layer="layout" svg:width="1.778cm" svg:height="1.534cm" svg:x="2.728cm" svg:y="3.495cm">
                <text:p text:style-name="P1">NNs</text:p>
    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</draw:g>
          <draw:frame draw:style-name="gr11" draw:text-style-name="P3" draw:layer="layout" svg:width="5.665cm" svg:height="1.199cm" svg:x="1.764cm" svg:y="1.381cm">
            <draw:text-box>
              <text:p><text:span text:style-name="T3">Single-Node (1) Cluster</text:span></text:p>
            </draw:text-box>
          </draw:frame>
        </draw:g>
        <draw:frame draw:style-name="standard" draw:layer="layout" svg:width="8.648cm" svg:height="2.328cm" svg:x="19.984cm" svg:y="11.90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5">Sc</text:span></text:p>
              </table:table-cell>
              <table:table-cell table:style-name="ce2">
                <text:p><text:span text:style-name="T6">N=10; RAM=1024 MB</text:span></text:p>
              </table:table-cell>
            </table:table-row>
            <table:table-row table:style-name="ro2">
              <table:table-cell table:style-name="ce1">
                <text:p text:style-name="P4"><text:span text:style-name="T5">Mc</text:span></text:p>
              </table:table-cell>
              <table:table-cell table:style-name="ce2">
                <text:p><text:span text:style-name="T6">N&gt;= 30, N &lt;= 40</text:span></text:p>
                <text:p><text:span text:style-name="T6">RAM=1024MB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9T14:32:53.275892754</meta:creation-date>
    <dc:date>2019-04-19T15:07:44.399478994</dc:date>
    <meta:editing-duration>PT30M13S</meta:editing-duration>
    <meta:editing-cycles>23</meta:editing-cycles>
    <meta:generator>LibreOffice/6.0.7.3$Linux_X86_64 LibreOffice_project/00m0$Build-3</meta:generator>
    <meta:document-statistic meta:object-count="49"/>
  </office:meta>
</office:document-meta>
</file>